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0F000001C283E26D370716D7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971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3.153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3.153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3.1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60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87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0pt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ize="10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0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3.888cm" svg:height="10.453cm" svg:x="2.27cm" svg:y="3.435cm">
          <draw:image xlink:href="Pictures/100000000000090F000001C283E26D370716D731.png" xlink:type="simple" xlink:show="embed" xlink:actuate="onLoad" draw:mime-type="image/png">
            <text:p/>
          </draw:image>
        </draw:frame>
        <draw:frame draw:style-name="gr2" draw:text-style-name="P3" draw:layer="layout" svg:width="3.175cm" svg:height="2.221cm" svg:x="2.27cm" svg:y="8.551cm">
          <draw:text-box>
            <text:p text:style-name="P2">SetTimer()</text:p>
            <text:p text:style-name="P2">CancelTimer()</text:p>
            <text:p text:style-name="P2">^timerElapsed()</text:p>
          </draw:text-box>
        </draw:frame>
        <draw:frame draw:style-name="gr2" draw:text-style-name="P3" draw:layer="layout" svg:width="3.175cm" svg:height="2.221cm" svg:x="4.81cm" svg:y="8.551cm">
          <draw:text-box>
            <text:p text:style-name="P2">^entering()</text:p>
            <text:p text:style-name="P2">^exiting()</text:p>
          </draw:text-box>
        </draw:frame>
        <draw:frame draw:style-name="gr3" draw:text-style-name="P5" draw:layer="layout" svg:width="3.81cm" svg:height="3.403cm" svg:x="6.715cm" svg:y="8.551cm">
          <draw:text-box>
            <text:p text:style-name="P4"><text:span text:style-name="T1">MoveUpFast()</text:span></text:p>
            <text:p text:style-name="P4"><text:span text:style-name="T1">MoveDownFast()</text:span></text:p>
            <text:p text:style-name="P4"><text:span text:style-name="T1">MoveUpSlow()</text:span></text:p>
            <text:p text:style-name="P4"><text:span text:style-name="T1">MoveDownSlow()</text:span></text:p>
            <text:p text:style-name="P2"><text:span text:style-name="T1">Stop()</text:span></text:p>
            <text:p text:style-name="P2"/>
          </draw:text-box>
        </draw:frame>
        <draw:frame draw:style-name="gr4" draw:text-style-name="P5" draw:layer="layout" svg:width="4.128cm" svg:height="3.403cm" svg:x="11.477cm" svg:y="8.552cm">
          <draw:text-box>
            <text:p text:style-name="P4"><text:span text:style-name="T1">SetDestination()</text:span></text:p>
            <text:p text:style-name="P4"><text:span text:style-name="T1">CancelDestination()</text:span></text:p>
            <text:p text:style-name="P4"><text:span text:style-name="T1">^destinationReached()</text:span></text:p>
          </draw:text-box>
        </draw:frame>
        <draw:frame draw:style-name="gr5" draw:text-style-name="P5" draw:layer="layout" svg:width="5.081cm" svg:height="3.403cm" svg:x="15.604cm" svg:y="13.595cm">
          <draw:text-box>
            <text:p text:style-name="P4"><text:span text:style-name="T1">GetCurrentPosition()</text:span></text:p>
            <text:p text:style-name="P4"><text:span text:style-name="T1">getLastEndstopPosition()</text:span></text:p>
          </draw:text-box>
        </draw:frame>
        <draw:frame draw:style-name="gr6" draw:text-style-name="P7" draw:layer="layout" svg:width="6.032cm" svg:height="2.857cm" svg:x="22.907cm" svg:y="13.278cm">
          <draw:text-box>
            <text:p text:style-name="P6"><text:span text:style-name="T2">getMoveUpFastPlanning();</text:span></text:p>
            <text:p text:style-name="P6"><text:span text:style-name="T2">getMoveUpSlowPlanning();</text:span></text:p>
            <text:p text:style-name="P6"><text:span text:style-name="T2">getMoveDownFastPlanning();</text:span></text:p>
            <text:p text:style-name="P6"><text:span text:style-name="T2">getMoveDownSlowPlanning();</text:span></text:p>
            <text:p text:style-name="P6"><text:span text:style-name="T2">setEndstopUpPosition();</text:span></text:p>
            <text:p text:style-name="P6"><text:span text:style-name="T2">setEndstopDownPosition();</text:span></text:p>
          </draw:text-box>
        </draw:frame>
        <draw:frame draw:style-name="gr7" draw:text-style-name="P7" draw:layer="layout" svg:width="3.81cm" svg:height="4.128cm" svg:x="29.257cm" svg:y="1.847cm">
          <draw:text-box>
            <text:p text:style-name="P6"><text:span text:style-name="T2">MoveUp()</text:span></text:p>
            <text:p text:style-name="P6"><text:span text:style-name="T2">MoveDown()</text:span></text:p>
            <text:p text:style-name="P6"><text:span text:style-name="T2">AbortMove()</text:span></text:p>
            <text:p text:style-name="P6"><text:span text:style-name="T2">^moveAborted()</text:span></text:p>
            <text:p text:style-name="P6"><text:span text:style-name="T2">^moveFinished()</text:span></text:p>
            <text:p text:style-name="P6"><text:span text:style-name="T2">^moveFailed(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8:57:27.167032001</meta:creation-date>
    <dc:date>2024-09-09T19:04:06.795466799</dc:date>
    <meta:editing-duration>PT6M40S</meta:editing-duration>
    <meta:editing-cycles>1</meta:editing-cycles>
    <meta:document-statistic meta:object-count="8"/>
    <meta:generator>LibreOffice/7.4.7.2$Linux_X86_64 LibreOffice_project/40$Build-2</meta:generator>
  </office:meta>
</office:document-meta>
</file>